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03B463E4112406E9D01.png" manifest:media-type="image/png"/>
  <manifest:file-entry manifest:full-path="Pictures/10000001000003A00000003BF2E011C9AECC087D.png" manifest:media-type="image/png"/>
  <manifest:file-entry manifest:full-path="Pictures/10000001000002F1000003D3E03B03FC00A248F6.png" manifest:media-type="image/png"/>
  <manifest:file-entry manifest:full-path="Pictures/10000001000003A00000003B921B79B5C2E39371.png" manifest:media-type="image/png"/>
  <manifest:file-entry manifest:full-path="Pictures/10000001000003A0000000A22B360189FBF72FE5.png" manifest:media-type="image/png"/>
  <manifest:file-entry manifest:full-path="Pictures/10000001000002F1000003D3E48C7012F2FBF9A2.png" manifest:media-type="image/png"/>
  <manifest:file-entry manifest:full-path="Pictures/10000001000003A2000001B3EE7A7AD031DC6218.png" manifest:media-type="image/png"/>
  <manifest:file-entry manifest:full-path="Pictures/10000001000003A0000000A2F4E78DDF5D311F3E.png" manifest:media-type="image/png"/>
  <manifest:file-entry manifest:full-path="Pictures/10000001000003A200000178D9A299168B9DC600.png" manifest:media-type="image/png"/>
  <manifest:file-entry manifest:full-path="Pictures/10000001000003A2000001310D47ABD5370FE807.png" manifest:media-type="image/png"/>
  <manifest:file-entry manifest:full-path="Pictures/10000001000003A20000004785B4DB7B6D6D3348.png" manifest:media-type="image/png"/>
  <manifest:file-entry manifest:full-path="Pictures/10000001000003A2000000C5A76867F8B94AB68D.png" manifest:media-type="image/png"/>
  <manifest:file-entry manifest:full-path="Pictures/10000001000003A0000000B7835581F09F94BEF6.png" manifest:media-type="image/png"/>
  <manifest:file-entry manifest:full-path="Pictures/10000001000003A0000000913CEF9BE219F6FF23.png" manifest:media-type="image/png"/>
  <manifest:file-entry manifest:full-path="Pictures/10000001000003A20000008CBA05B690654A6814.png" manifest:media-type="image/png"/>
  <manifest:file-entry manifest:full-path="Pictures/10000001000003A00000003CA9FD307722FC4D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9df0e" officeooo:paragraph-rsid="0009df0e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acb1a" officeooo:paragraph-rsid="000acb1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b37ca" officeooo:paragraph-rsid="000b37ca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cbde0" officeooo:paragraph-rsid="000cbde0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cdb3d" officeooo:paragraph-rsid="000cdb3d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02</text:p>
      <text:p text:style-name="P1">1.</text:p>
      <text:p text:style-name="P1"><draw:frame draw:style-name="fr1" draw:name="Image1" text:anchor-type="char" svg:width="17cm" svg:height="22.102cm" draw:z-index="0"><draw:image xlink:href="Pictures/10000001000002F1000003D3E03B03FC00A248F6.png" xlink:type="simple" xlink:show="embed" xlink:actuate="onLoad" draw:mime-type="image/png"/></draw:frame><text:s text:c="110"/></text:p>
      <text:p text:style-name="P1">2.</text:p>
      <text:p text:style-name="P1"><draw:frame draw:style-name="fr1" draw:name="Image2" text:anchor-type="char" svg:width="17cm" svg:height="22.102cm" draw:z-index="1"><draw:image xlink:href="Pictures/10000001000002F1000003D3E48C7012F2FBF9A2.png" xlink:type="simple" xlink:show="embed" xlink:actuate="onLoad" draw:mime-type="image/png"/></draw:frame><text:soft-page-break/><text:s text:c="116"/></text:p>
      <text:p text:style-name="P2">3.</text:p>
      <text:p text:style-name="P2"><draw:frame draw:style-name="fr2" draw:name="Image3" text:anchor-type="char" svg:width="17cm" svg:height="5.574cm" draw:z-index="2"><draw:image xlink:href="Pictures/10000001000003A2000001310D47ABD5370FE807.png" xlink:type="simple" xlink:show="embed" xlink:actuate="onLoad" draw:mime-type="image/png"/></draw:frame><text:soft-page-break/><text:s/></text:p>
      <text:p text:style-name="P2">4.</text:p>
      <text:p text:style-name="P2"><draw:frame draw:style-name="fr1" draw:name="Image4" text:anchor-type="char" svg:width="17cm" svg:height="2.558cm" draw:z-index="3"><draw:image xlink:href="Pictures/10000001000003A20000008CBA05B690654A6814.png" xlink:type="simple" xlink:show="embed" xlink:actuate="onLoad" draw:mime-type="image/png"/></draw:frame><text:s/></text:p>
      <text:p text:style-name="P3">5.</text:p>
      <text:p text:style-name="P3"><draw:frame draw:style-name="fr1" draw:name="Image5" text:anchor-type="char" svg:width="17cm" svg:height="3.6cm" draw:z-index="4"><draw:image xlink:href="Pictures/10000001000003A2000000C5A76867F8B94AB68D.png" xlink:type="simple" xlink:show="embed" xlink:actuate="onLoad" draw:mime-type="image/png"/></draw:frame><text:s text:c="107"/></text:p>
      <text:p text:style-name="P4">6.</text:p>
      <text:p text:style-name="P4"><draw:frame draw:style-name="fr1" draw:name="Image6" text:anchor-type="char" svg:width="17cm" svg:height="7.952cm" draw:z-index="5"><draw:image xlink:href="Pictures/10000001000003A2000001B3EE7A7AD031DC6218.png" xlink:type="simple" xlink:show="embed" xlink:actuate="onLoad" draw:mime-type="image/png"/></draw:frame><text:s text:c="106"/></text:p>
      <text:p text:style-name="P4"><text:soft-page-break/>7.</text:p>
      <text:p text:style-name="P4"><draw:frame draw:style-name="fr1" draw:name="Image7" text:anchor-type="char" svg:width="17cm" svg:height="6.872cm" draw:z-index="6"><draw:image xlink:href="Pictures/10000001000003A200000178D9A299168B9DC600.png" xlink:type="simple" xlink:show="embed" xlink:actuate="onLoad" draw:mime-type="image/png"/></draw:frame><text:s text:c="105"/></text:p>
      <text:p text:style-name="P4"/>
      <text:p text:style-name="P5">8.</text:p>
      <text:p text:style-name="P5"><draw:frame draw:style-name="fr1" draw:name="Image8" text:anchor-type="char" svg:width="17cm" svg:height="1.296cm" draw:z-index="7"><draw:image xlink:href="Pictures/10000001000003A20000004785B4DB7B6D6D3348.png" xlink:type="simple" xlink:show="embed" xlink:actuate="onLoad" draw:mime-type="image/png"/></draw:frame><text:s text:c="102"/></text:p>
      <text:p text:style-name="P5"><draw:frame draw:style-name="fr1" draw:name="Image9" text:anchor-type="char" svg:width="17cm" svg:height="2.655cm" draw:z-index="8"><draw:image xlink:href="Pictures/10000001000003A0000000913CEF9BE219F6FF23.png" xlink:type="simple" xlink:show="embed" xlink:actuate="onLoad" draw:mime-type="image/png"/></draw:frame><text:s text:c="102"/></text:p>
      <text:p text:style-name="P5"><draw:frame draw:style-name="fr1" draw:name="Image10" text:anchor-type="char" svg:width="17cm" svg:height="2.967cm" draw:z-index="9"><draw:image xlink:href="Pictures/10000001000003A0000000A22B360189FBF72FE5.png" xlink:type="simple" xlink:show="embed" xlink:actuate="onLoad" draw:mime-type="image/png"/></draw:frame><text:s text:c="105"/></text:p>
      <text:p text:style-name="P5"><draw:frame draw:style-name="fr1" draw:name="Image11" text:anchor-type="char" svg:width="17cm" svg:height="2.967cm" draw:z-index="10"><draw:image xlink:href="Pictures/10000001000003A0000000A2F4E78DDF5D311F3E.png" xlink:type="simple" xlink:show="embed" xlink:actuate="onLoad" draw:mime-type="image/png"/></draw:frame><text:s text:c="106"/></text:p>
      <text:p text:style-name="P5"><draw:frame draw:style-name="fr1" draw:name="Image12" text:anchor-type="char" svg:width="17cm" svg:height="1.099cm" draw:z-index="11"><draw:image xlink:href="Pictures/10000001000003A00000003CA9FD307722FC4DC5.png" xlink:type="simple" xlink:show="embed" xlink:actuate="onLoad" draw:mime-type="image/png"/></draw:frame><text:s text:c="119"/></text:p>
      <text:p text:style-name="P5"><draw:frame draw:style-name="fr1" draw:name="Image13" text:anchor-type="char" svg:width="17cm" svg:height="3.351cm" draw:z-index="12"><draw:image xlink:href="Pictures/10000001000003A0000000B7835581F09F94BEF6.png" xlink:type="simple" xlink:show="embed" xlink:actuate="onLoad" draw:mime-type="image/png"/></draw:frame><text:soft-page-break/><text:s text:c="101"/></text:p>
      <text:p text:style-name="P5"><draw:frame draw:style-name="fr1" draw:name="Image14" text:anchor-type="char" svg:width="17cm" svg:height="1.08cm" draw:z-index="13"><draw:image xlink:href="Pictures/10000001000003A00000003BF2E011C9AECC087D.png" xlink:type="simple" xlink:show="embed" xlink:actuate="onLoad" draw:mime-type="image/png"/></draw:frame><text:s text:c="100"/></text:p>
      <text:p text:style-name="P5"><draw:frame draw:style-name="fr1" draw:name="Image15" text:anchor-type="char" svg:width="17cm" svg:height="1.08cm" draw:z-index="14"><draw:image xlink:href="Pictures/10000001000003A00000003B921B79B5C2E39371.png" xlink:type="simple" xlink:show="embed" xlink:actuate="onLoad" draw:mime-type="image/png"/></draw:frame><text:s text:c="107"/></text:p>
      <text:p text:style-name="P5"><draw:frame draw:style-name="fr1" draw:name="Image16" text:anchor-type="char" svg:width="17cm" svg:height="1.08cm" draw:z-index="15"><draw:image xlink:href="Pictures/10000001000003A00000003B463E4112406E9D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27:18.426651375</meta:creation-date>
    <dc:date>2023-12-09T01:08:33.242034041</dc:date>
    <meta:editing-duration>PT19M4S</meta:editing-duration>
    <meta:editing-cycles>1</meta:editing-cycles>
    <meta:generator>LibreOffice/7.3.7.2$Linux_X86_64 LibreOffice_project/30$Build-2</meta:generator>
    <meta:document-statistic meta:table-count="0" meta:image-count="16" meta:object-count="0" meta:page-count="5" meta:paragraph-count="24" meta:word-count="10" meta:character-count="1422" meta:non-whitespace-character-count="28"/>
  </office:meta>
</office:document-meta>
</file>